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 style:family="paragraph" style:parent-style-name="Text_20_body" style:list-style-name="L1">
      <style:paragraph-properties fo:margin-top="0in" fo:margin-bottom="0in" fo:line-height="138%" fo:background-color="transparent" style:writing-mode="lr-tb">
        <style:background-image/>
      </style:paragraph-properties>
    </style:style>
    <style:style style:name="P3"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T3"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f25ff57-7fff-f0ad-23af-d50ebcbc453f"/>Data Sources</text:p>
      <text:list xml:id="list3391667193284463142" text:style-name="L1">
        <text:list-item>
          <text:p text:style-name="P2"><text:span text:style-name="T1">Wikipedia: “Boston”,  </text:span><text:a xlink:type="simple" xlink:href="https://en.wikipedia.org/wiki/Boston#Demographics" text:style-name="Internet_20_link" text:visited-style-name="Visited_20_Internet_20_Link"><text:span text:style-name="T3">https://en.wikipedia.org/wiki/Boston#Demographics</text:span></text:a><text:span text:style-name="T1">. The Wikipedia entry on Boston provides more information than is necessary for our purposes, but the Demographic subsection contains a table titled </text:span><text:span text:style-name="T2">Demographic breakdown by ZIP Code</text:span><text:span text:style-name="T1"> which provides information such as neighborhoods, zip codes, population, and income. This will give a basic idea of the appeal of each neighborhood; a neighborhood with a higher median income and a larger population would most likely be a more ideal location.</text:span></text:p>
        </text:list-item>
        <text:list-item>
          <text:p text:style-name="P2"><text:span text:style-name="T1">Analyze Boston: “Boston Neighborhood Demographics, 2015-2019”, </text:span><text:a xlink:type="simple" xlink:href="https://data.boston.gov/dataset/neighborhood-demographics/resource/d8c23c6a-b868-4ba4-8a3b-b9615a21be07" text:style-name="Internet_20_link" text:visited-style-name="Visited_20_Internet_20_Link"><text:span text:style-name="T3">https://data.boston.gov/dataset/neighborhood-demographics/resource/d8c23c6a-b868-4ba4-8a3b-b9615a21be07</text:span></text:a><text:span text:style-name="T1">. Boston’s government website provides a useful table that displays the population of each neighborhood. Additionally, this table shows the median population age and a break down of age groups in each neighborhood. This information will be important in determining the type of venue that makes the most sense; A bar would not be as appealing in a neighborhood with an aged population as it would be in a younger population, for example. This table can be downloaded as an odata file as well, so scraping may not be necessary.</text:span></text:p>
        </text:list-item>
        <text:list-item>
          <text:p text:style-name="P3">Foursquare API. Data about existing venues in each neighborhood will be extracted and analyzed through Foursquare’s API. This will show the feasibility of types of restaurants based on popularity, while helping us avoid oversaturating an area with a large number of one type of restaurant. Low popularity could indicate that a particular type of venue is not popular in that area, which would make it a less appealing choice of restaurant. Likewise, having too many of one type of restaurant in one area means more competition, which would in turn mean less potential revenu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ff Wilson</meta:initial-creator>
    <meta:creation-date>2021-07-18T19:05:11.77</meta:creation-date>
    <meta:document-statistic meta:table-count="0" meta:image-count="0" meta:object-count="0" meta:page-count="1" meta:paragraph-count="4" meta:word-count="267" meta:character-count="1796"/>
    <dc:date>2021-07-18T19:05:40.79</dc:date>
    <dc:creator>Jeff Wilson</dc:creator>
    <meta:editing-duration>PT29S</meta:editing-duration>
    <meta:editing-cycles>1</meta:editing-cycles>
    <meta:generator>OpenOffice/4.1.7$Win32 OpenOffice.org_project/417m1$Build-9800</meta:generator>
  </office:meta>
</office:document-meta>
</file>